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ion_evaluation" table:style-name="ta1">
        <table:shapes>
          <draw:frame draw:z-index="0" draw:style-name="gr1" draw:text-style-name="P1" svg:width="15.997cm" svg:height="9.005cm" svg:x="13.849cm" svg:y="3.32cm">
            <draw:object draw:notify-on-update-of-ranges="creation_evaluation.A2:creation_evaluation.A11 creation_evaluation.A1:creation_evaluation.A1 creation_evaluation.C2:creation_evaluation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 (actual)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TI1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table:formula="of:=ABS(([.B2]-[.C2])/[.B2]*100)" office:value-type="float" office:value="1.75" calcext:value-type="float">
            <text:p>1.75</text:p>
          </table:table-cell>
          <table:table-cell table:formula="of:=100-[.D2]" office:value-type="float" office:value="98.25" calcext:value-type="float">
            <text:p>98.3</text:p>
          </table:table-cell>
        </table:table-row>
        <table:table-row table:style-name="ro1">
          <table:table-cell office:value-type="string" calcext:value-type="string">
            <text:p>CTI2</text:p>
          </table:table-cell>
          <table:table-cell office:value-type="float" office:value="6" calcext:value-type="float">
            <text:p>6</text:p>
          </table:table-cell>
          <table:table-cell office:value-type="float" office:value="5.917" calcext:value-type="float">
            <text:p>5.917</text:p>
          </table:table-cell>
          <table:table-cell table:formula="of:=ABS(([.B3]-[.C3])/[.B3]*100)" office:value-type="float" office:value="1.38333333333334" calcext:value-type="float">
            <text:p>1.38</text:p>
          </table:table-cell>
          <table:table-cell table:formula="of:=100-[.D3]" office:value-type="float" office:value="98.6166666666667" calcext:value-type="float">
            <text:p>98.6</text:p>
          </table:table-cell>
        </table:table-row>
        <table:table-row table:style-name="ro1">
          <table:table-cell office:value-type="string" calcext:value-type="string">
            <text:p>CTI3</text:p>
          </table:table-cell>
          <table:table-cell office:value-type="float" office:value="10" calcext:value-type="float">
            <text:p>10</text:p>
          </table:table-cell>
          <table:table-cell office:value-type="float" office:value="9.583" calcext:value-type="float">
            <text:p>9.583</text:p>
          </table:table-cell>
          <table:table-cell table:formula="of:=ABS(([.B4]-[.C4])/[.B4]*100)" office:value-type="float" office:value="4.17" calcext:value-type="float">
            <text:p>4.17</text:p>
          </table:table-cell>
          <table:table-cell table:formula="of:=100-[.D4]" office:value-type="float" office:value="95.83" calcext:value-type="float">
            <text:p>95.8</text:p>
          </table:table-cell>
        </table:table-row>
        <table:table-row table:style-name="ro1">
          <table:table-cell office:value-type="string" calcext:value-type="string">
            <text:p>CTI4</text:p>
          </table:table-cell>
          <table:table-cell office:value-type="float" office:value="12" calcext:value-type="float">
            <text:p>12</text:p>
          </table:table-cell>
          <table:table-cell office:value-type="float" office:value="11.8" calcext:value-type="float">
            <text:p>11.8</text:p>
          </table:table-cell>
          <table:table-cell table:formula="of:=ABS(([.B5]-[.C5])/[.B5]*100)" office:value-type="float" office:value="1.66666666666666" calcext:value-type="float">
            <text:p>1.67</text:p>
          </table:table-cell>
          <table:table-cell table:formula="of:=100-[.D5]" office:value-type="float" office:value="98.3333333333333" calcext:value-type="float">
            <text:p>98.3</text:p>
          </table:table-cell>
        </table:table-row>
        <table:table-row table:style-name="ro1">
          <table:table-cell office:value-type="string" calcext:value-type="string">
            <text:p>CTI5</text:p>
          </table:table-cell>
          <table:table-cell office:value-type="float" office:value="11" calcext:value-type="float">
            <text:p>11</text:p>
          </table:table-cell>
          <table:table-cell office:value-type="float" office:value="10.65" calcext:value-type="float">
            <text:p>10.65</text:p>
          </table:table-cell>
          <table:table-cell table:formula="of:=ABS(([.B6]-[.C6])/[.B6]*100)" office:value-type="float" office:value="3.18181818181818" calcext:value-type="float">
            <text:p>3.18</text:p>
          </table:table-cell>
          <table:table-cell table:formula="of:=100-[.D6]" office:value-type="float" office:value="96.8181818181818" calcext:value-type="float">
            <text:p>96.8</text:p>
          </table:table-cell>
        </table:table-row>
        <table:table-row table:style-name="ro1">
          <table:table-cell office:value-type="string" calcext:value-type="string">
            <text:p>CTI6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table:formula="of:=ABS(([.B7]-[.C7])/[.B7]*100)" office:value-type="float" office:value="6.7" calcext:value-type="float">
            <text:p>6.70</text:p>
          </table:table-cell>
          <table:table-cell table:formula="of:=100-[.D7]"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CTI7</text:p>
          </table:table-cell>
          <table:table-cell office:value-type="float" office:value="9" calcext:value-type="float">
            <text:p>9</text:p>
          </table:table-cell>
          <table:table-cell office:value-type="float" office:value="8.16" calcext:value-type="float">
            <text:p>8.16</text:p>
          </table:table-cell>
          <table:table-cell table:formula="of:=ABS(([.B8]-[.C8])/[.B8]*100)" office:value-type="float" office:value="9.33333333333333" calcext:value-type="float">
            <text:p>9.33</text:p>
          </table:table-cell>
          <table:table-cell table:formula="of:=100-[.D8]" office:value-type="float" office:value="90.6666666666667" calcext:value-type="float">
            <text:p>90.7</text:p>
          </table:table-cell>
        </table:table-row>
        <table:table-row table:style-name="ro1">
          <table:table-cell office:value-type="string" calcext:value-type="string">
            <text:p>CTI8</text:p>
          </table:table-cell>
          <table:table-cell office:value-type="float" office:value="8" calcext:value-type="float">
            <text:p>8</text:p>
          </table:table-cell>
          <table:table-cell office:value-type="float" office:value="7.71" calcext:value-type="float">
            <text:p>7.71</text:p>
          </table:table-cell>
          <table:table-cell table:formula="of:=ABS(([.B9]-[.C9])/[.B9]*100)" office:value-type="float" office:value="3.625" calcext:value-type="float">
            <text:p>3.63</text:p>
          </table:table-cell>
          <table:table-cell table:formula="of:=100-[.D9]" office:value-type="float" office:value="96.375" calcext:value-type="float">
            <text:p>96.4</text:p>
          </table:table-cell>
        </table:table-row>
        <table:table-row table:style-name="ro1">
          <table:table-cell office:value-type="string" calcext:value-type="string">
            <text:p>CTI9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table:formula="of:=ABS(([.B10]-[.C10])/[.B10]*100)" office:value-type="float" office:value="5.50000000000001" calcext:value-type="float">
            <text:p>5.50</text:p>
          </table:table-cell>
          <table:table-cell table:formula="of:=100-[.D10]"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CTI10</text:p>
          </table:table-cell>
          <table:table-cell office:value-type="float" office:value="10.3" calcext:value-type="float">
            <text:p>10.3</text:p>
          </table:table-cell>
          <table:table-cell office:value-type="float" office:value="9.58" calcext:value-type="float">
            <text:p>9.58</text:p>
          </table:table-cell>
          <table:table-cell table:formula="of:=ABS(([.B11]-[.C11])/[.B11]*100)" office:value-type="float" office:value="6.99029126213593" calcext:value-type="float">
            <text:p>6.99</text:p>
          </table:table-cell>
          <table:table-cell table:formula="of:=100-[.D11]" office:value-type="float" office:value="93.0097087378641" calcext:value-type="float">
            <text:p>93.0</text:p>
          </table:table-cell>
        </table:table-row>
      </table:table>
      <table:table table:name="audit_evaluation" table:style-name="ta1">
        <table:shapes>
          <draw:frame draw:z-index="0" draw:style-name="gr1" draw:text-style-name="P1" svg:width="15.997cm" svg:height="9.004cm" svg:x="17.897cm" svg:y="3.905cm">
            <draw:object draw:notify-on-update-of-ranges="audit_evaluation.A2:audit_evaluation.A11 audit_evaluation.C2:audit_evaluation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TA1</text:p>
          </table:table-cell>
          <table:table-cell office:value-type="float" office:value="4" calcext:value-type="float">
            <text:p>4</text:p>
          </table:table-cell>
          <table:table-cell office:value-type="float" office:value="3.97" calcext:value-type="float">
            <text:p>3.97</text:p>
          </table:table-cell>
          <table:table-cell table:formula="of:=ABS(([.B2]-[.C2])/[.B2]*100)" office:value-type="float" office:value="0.749999999999995" calcext:value-type="float">
            <text:p>0.75</text:p>
          </table:table-cell>
          <table:table-cell table:formula="of:=100-[.D2]" office:value-type="float" office:value="99.25" calcext:value-type="float">
            <text:p>99.3</text:p>
          </table:table-cell>
        </table:table-row>
        <table:table-row table:style-name="ro1">
          <table:table-cell office:value-type="string" calcext:value-type="string">
            <text:p>CTA2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table:formula="of:=ABS(([.B3]-[.C3])/[.B3]*100)" office:value-type="float" office:value="3.33333333333334" calcext:value-type="float">
            <text:p>3.33</text:p>
          </table:table-cell>
          <table:table-cell table:formula="of:=100-[.D3]" office:value-type="float" office:value="96.6666666666667" calcext:value-type="float">
            <text:p>96.7</text:p>
          </table:table-cell>
        </table:table-row>
        <table:table-row table:style-name="ro1">
          <table:table-cell office:value-type="string" calcext:value-type="string">
            <text:p>CTA3</text:p>
          </table:table-cell>
          <table:table-cell office:value-type="float" office:value="10" calcext:value-type="float">
            <text:p>10</text:p>
          </table:table-cell>
          <table:table-cell office:value-type="float" office:value="9.59" calcext:value-type="float">
            <text:p>9.59</text:p>
          </table:table-cell>
          <table:table-cell table:formula="of:=ABS(([.B4]-[.C4])/[.B4]*100)" office:value-type="float" office:value="4.1" calcext:value-type="float">
            <text:p>4.10</text:p>
          </table:table-cell>
          <table:table-cell table:formula="of:=100-[.D4]"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CTA4</text:p>
          </table:table-cell>
          <table:table-cell office:value-type="float" office:value="12" calcext:value-type="float">
            <text:p>12</text:p>
          </table:table-cell>
          <table:table-cell office:value-type="float" office:value="12.1" calcext:value-type="float">
            <text:p>12.1</text:p>
          </table:table-cell>
          <table:table-cell table:formula="of:=ABS(([.B5]-[.C5])/[.B5]*100)" office:value-type="float" office:value="0.83333333333333" calcext:value-type="float">
            <text:p>0.83</text:p>
          </table:table-cell>
          <table:table-cell table:formula="of:=100-[.D5]" office:value-type="float" office:value="99.1666666666667" calcext:value-type="float">
            <text:p>99.2</text:p>
          </table:table-cell>
        </table:table-row>
        <table:table-row table:style-name="ro1">
          <table:table-cell office:value-type="string" calcext:value-type="string">
            <text:p>CTA5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BS(([.B6]-[.C6])/[.B6]*100)" office:value-type="float" office:value="0.909090909090906" calcext:value-type="float">
            <text:p>0.91</text:p>
          </table:table-cell>
          <table:table-cell table:formula="of:=100-[.D6]" office:value-type="float" office:value="99.0909090909091" calcext:value-type="float">
            <text:p>99.1</text:p>
          </table:table-cell>
        </table:table-row>
        <table:table-row table:style-name="ro1">
          <table:table-cell office:value-type="string" calcext:value-type="string">
            <text:p>CTA6</text:p>
          </table:table-cell>
          <table:table-cell office:value-type="float" office:value="10" calcext:value-type="float">
            <text:p>10</text:p>
          </table:table-cell>
          <table:table-cell office:value-type="float" office:value="9.58" calcext:value-type="float">
            <text:p>9.58</text:p>
          </table:table-cell>
          <table:table-cell table:formula="of:=ABS(([.B7]-[.C7])/[.B7]*100)" office:value-type="float" office:value="4.2" calcext:value-type="float">
            <text:p>4.20</text:p>
          </table:table-cell>
          <table:table-cell table:formula="of:=100-[.D7]"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CTA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formula="of:=ABS(([.B8]-[.C8])/[.B8]*100)" office:value-type="float" office:value="5.55555555555556" calcext:value-type="float">
            <text:p>5.56</text:p>
          </table:table-cell>
          <table:table-cell table:formula="of:=100-[.D8]" office:value-type="float" office:value="94.4444444444444" calcext:value-type="float">
            <text:p>94.4</text:p>
          </table:table-cell>
        </table:table-row>
        <table:table-row table:style-name="ro1">
          <table:table-cell office:value-type="string" calcext:value-type="string">
            <text:p>CTA8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table:formula="of:=ABS(([.B9]-[.C9])/[.B9]*100)" office:value-type="float" office:value="1.25" calcext:value-type="float">
            <text:p>1.25</text:p>
          </table:table-cell>
          <table:table-cell table:formula="of:=100-[.D9]" office:value-type="float" office:value="98.75" calcext:value-type="float">
            <text:p>98.8</text:p>
          </table:table-cell>
        </table:table-row>
        <table:table-row table:style-name="ro1">
          <table:table-cell office:value-type="string" calcext:value-type="string">
            <text:p>CTA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table:formula="of:=ABS(([.B10]-[.C10])/[.B10]*100)" office:value-type="float" office:value="4" calcext:value-type="float">
            <text:p>4.00</text:p>
          </table:table-cell>
          <table:table-cell table:formula="of:=100-[.D10]" office:value-type="float" office:value="96" calcext:value-type="float">
            <text:p>96.0</text:p>
          </table:table-cell>
        </table:table-row>
        <table:table-row table:style-name="ro1">
          <table:table-cell office:value-type="string" calcext:value-type="string">
            <text:p>CTA10</text:p>
          </table:table-cell>
          <table:table-cell office:value-type="float" office:value="10.3" calcext:value-type="float">
            <text:p>10.3</text:p>
          </table:table-cell>
          <table:table-cell office:value-type="float" office:value="9.85" calcext:value-type="float">
            <text:p>9.85</text:p>
          </table:table-cell>
          <table:table-cell table:formula="of:=ABS(([.B11]-[.C11])/[.B11]*100)" office:value-type="float" office:value="4.36893203883496" calcext:value-type="float">
            <text:p>4.37</text:p>
          </table:table-cell>
          <table:table-cell table:formula="of:=100-[.D11]" office:value-type="float" office:value="95.631067961165" calcext:value-type="float">
            <text:p>95.6</text:p>
          </table:table-cell>
        </table:table-row>
      </table:table>
      <table:table table:name="accuracy_comparison_2" table:style-name="ta1">
        <table:shapes>
          <draw:frame draw:z-index="0" draw:style-name="gr1" draw:text-style-name="P1" svg:width="17.953cm" svg:height="13.15cm" svg:x="13.411cm" svg:y="2.76cm">
            <draw:object draw:notify-on-update-of-ranges="accuracy_comparison_2.B1:accuracy_comparison_2.K1 accuracy_comparison_2.A2:accuracy_comparison_2.A2 accuracy_comparison_2.B2:accuracy_comparison_2.K2 accuracy_comparison_2.A3:accuracy_comparison_2.A3 accuracy_comparison_2.B3:accuracy_comparison_2.K3 accuracy_comparison_2.A4:accuracy_comparison_2.A4 accuracy_comparison_2.B4:accuracy_comparison_2.K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stance 1</text:p>
          </table:table-cell>
          <table:table-cell office:value-type="string" calcext:value-type="string">
            <text:p>Instance 2</text:p>
          </table:table-cell>
          <table:table-cell office:value-type="string" calcext:value-type="string">
            <text:p>Instance 3</text:p>
          </table:table-cell>
          <table:table-cell office:value-type="string" calcext:value-type="string">
            <text:p>Instance 4</text:p>
          </table:table-cell>
          <table:table-cell office:value-type="string" calcext:value-type="string">
            <text:p>Instance 5</text:p>
          </table:table-cell>
          <table:table-cell office:value-type="string" calcext:value-type="string">
            <text:p>Instance 6</text:p>
          </table:table-cell>
          <table:table-cell office:value-type="string" calcext:value-type="string">
            <text:p>Instance 7</text:p>
          </table:table-cell>
          <table:table-cell office:value-type="string" calcext:value-type="string">
            <text:p>Instance 8</text:p>
          </table:table-cell>
          <table:table-cell office:value-type="string" calcext:value-type="string">
            <text:p>Instance 9</text:p>
          </table:table-cell>
          <table:table-cell office:value-type="string" calcext:value-type="string">
            <text:p>Instance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</text:p>
          </table:table-cell>
          <table:table-cell office:value-type="float" office:value="98.25" calcext:value-type="float">
            <text:p>98.25</text:p>
          </table:table-cell>
          <table:table-cell office:value-type="float" office:value="97.925" calcext:value-type="float">
            <text:p>97.925</text:p>
          </table:table-cell>
          <table:table-cell office:value-type="float" office:value="89.575" calcext:value-type="float">
            <text:p>89.575</text:p>
          </table:table-cell>
          <table:table-cell office:value-type="float" office:value="95" calcext:value-type="float">
            <text:p>95</text:p>
          </table:table-cell>
          <table:table-cell office:value-type="float" office:value="91.25" calcext:value-type="float">
            <text:p>91.25</text:p>
          </table:table-cell>
          <table:table-cell office:value-type="float" office:value="83.25" calcext:value-type="float">
            <text:p>83.25</text:p>
          </table:table-cell>
          <table:table-cell office:value-type="float" office:value="79" calcext:value-type="float">
            <text:p>79</text:p>
          </table:table-cell>
          <table:table-cell office:value-type="float" office:value="92.75" calcext:value-type="float">
            <text:p>92.75</text:p>
          </table:table-cell>
          <table:table-cell office:value-type="float" office:value="86.25" calcext:value-type="float">
            <text:p>86.25</text:p>
          </table:table-cell>
          <table:table-cell office:value-type="float" office:value="82" calcext:value-type="float">
            <text:p>82</text:p>
          </table:table-cell>
          <table:table-cell table:formula="of:=AVERAGE([.B2:.K2])" office:value-type="float" office:value="89.525" calcext:value-type="float">
            <text:p>89.525</text:p>
          </table:table-cell>
          <table:table-cell/>
        </table:table-row>
        <table:table-row table:style-name="ro1">
          <table:table-cell office:value-type="string" calcext:value-type="string">
            <text:p>Audit</text:p>
          </table:table-cell>
          <table:table-cell office:value-type="float" office:value="99.25" calcext:value-type="float">
            <text:p>99.25</text:p>
          </table:table-cell>
          <table:table-cell office:value-type="float" office:value="95" calcext:value-type="float">
            <text:p>95</text:p>
          </table:table-cell>
          <table:table-cell office:value-type="float" office:value="89.75" calcext:value-type="float">
            <text:p>89.75</text:p>
          </table:table-cell>
          <table:table-cell table:number-columns-repeated="2" office:value-type="float" office:value="97.5" calcext:value-type="float">
            <text:p>97.5</text:p>
          </table:table-cell>
          <table:table-cell office:value-type="float" office:value="89.5" calcext:value-type="float">
            <text:p>89.5</text:p>
          </table:table-cell>
          <table:table-cell office:value-type="float" office:value="87.5" calcext:value-type="float">
            <text:p>87.5</text:p>
          </table:table-cell>
          <table:table-cell office:value-type="float" office:value="97.5" calcext:value-type="float">
            <text:p>97.5</text:p>
          </table:table-cell>
          <table:table-cell office:value-type="float" office:value="90" calcext:value-type="float">
            <text:p>90</text:p>
          </table:table-cell>
          <table:table-cell office:value-type="float" office:value="88.75" calcext:value-type="float">
            <text:p>88.75</text:p>
          </table:table-cell>
          <table:table-cell table:formula="of:=AVERAGE([.B3:.K3])" office:value-type="float" office:value="93.225" calcext:value-type="float">
            <text:p>93.225</text:p>
          </table:table-cell>
          <table:table-cell table:formula="of:=AVERAGE([.L2];[.L3];[.L4])" office:value-type="float" office:value="91.65" calcext:value-type="float">
            <text:p>91.65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formula="of:=AVERAGE([.B4:.K4])" office:value-type="float" office:value="92.2" calcext:value-type="float">
            <text:p>92.2</text:p>
          </table:table-cell>
          <table:table-cell/>
        </table:table-row>
      </table:table>
      <table:table table:name="accuracy_comparison" table:style-name="ta1">
        <table:shapes>
          <draw:frame draw:z-index="0" draw:style-name="gr1" draw:text-style-name="P1" svg:width="15.999cm" svg:height="8.999cm" svg:x="14.892cm" svg:y="6.29cm">
            <draw:object draw:notify-on-update-of-ranges="accuracy_comparison.A1:accuracy_comparison.A1 accuracy_comparison.A2:accuracy_comparison.A11 accuracy_comparison.B1:accuracy_comparison.B1 accuracy_comparison.B2:accuracy_comparison.B11 accuracy_comparison.C1:accuracy_comparison.C1 accuracy_comparison.C2:accuracy_comparison.C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Contract create</text:p>
          </table:table-cell>
          <table:table-cell office:value-type="string" calcext:value-type="string">
            <text:p>Contract audit</text:p>
          </table:table-cell>
          <table:table-cell office:value-type="string" calcext:value-type="string">
            <text:p>Contract compliance</text:p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99.25" calcext:value-type="float">
            <text:p>99.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.925" calcext:value-type="float">
            <text:p>97.92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.575" calcext:value-type="float">
            <text:p>89.575</text:p>
          </table:table-cell>
          <table:table-cell office:value-type="float" office:value="89.75" calcext:value-type="float">
            <text:p>89.7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89.5" calcext:value-type="float">
            <text:p>8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.75" calcext:value-type="float">
            <text:p>92.75</text:p>
          </table:table-cell>
          <table:table-cell office:value-type="float" office:value="97.5" calcext:value-type="float">
            <text:p>97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8.75" calcext:value-type="float">
            <text:p>88.75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compliance_evaluation" table:style-name="ta1">
        <table:shapes>
          <draw:frame draw:z-index="0" draw:style-name="gr1" draw:text-style-name="P1" svg:width="15.997cm" svg:height="9.005cm" svg:x="12.776cm" svg:y="5.073cm">
            <draw:object draw:notify-on-update-of-ranges="compliance_evaluation.A2:compliance_evaluation.A11 compliance_evaluation.C2:compliance_evaluation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Time (forcast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 Rate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table:formula="of:=ABS(([.B2]-[.C2])/[.B2]*100)" office:value-type="float" office:value="1.99999999999999" calcext:value-type="float">
            <text:p>1.99999999999999</text:p>
          </table:table-cell>
          <table:table-cell table:formula="of:=100-[.D2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table:formula="of:=ABS(([.B3]-[.C3])/[.B3]*100)" office:value-type="float" office:value="4" calcext:value-type="float">
            <text:p>4</text:p>
          </table:table-cell>
          <table:table-cell table:formula="of:=100-[.D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MP3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ABS(([.B4]-[.C4])/[.B4]*100)" office:value-type="float" office:value="1.99999999999999" calcext:value-type="float">
            <text:p>1.99999999999999</text:p>
          </table:table-cell>
          <table:table-cell table:formula="of:=100-[.D4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formula="of:=ABS(([.B5]-[.C5])/[.B5]*100)" office:value-type="float" office:value="4" calcext:value-type="float">
            <text:p>4</text:p>
          </table:table-cell>
          <table:table-cell table:formula="of:=100-[.D5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MP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BS(([.B6]-[.C6])/[.B6]*100)" office:value-type="float" office:value="20" calcext:value-type="float">
            <text:p>20</text:p>
          </table:table-cell>
          <table:table-cell table:formula="of:=100-[.D6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MP6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formula="of:=ABS(([.B7]-[.C7])/[.B7]*100)" office:value-type="float" office:value="12" calcext:value-type="float">
            <text:p>12</text:p>
          </table:table-cell>
          <table:table-cell table:formula="of:=100-[.D7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MP7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table:formula="of:=ABS(([.B8]-[.C8])/[.B8]*100)" office:value-type="float" office:value="16" calcext:value-type="float">
            <text:p>16</text:p>
          </table:table-cell>
          <table:table-cell table:formula="of:=100-[.D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OMP8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table:formula="of:=ABS(([.B9]-[.C9])/[.B9]*100)" office:value-type="float" office:value="1.99999999999999" calcext:value-type="float">
            <text:p>1.99999999999999</text:p>
          </table:table-cell>
          <table:table-cell table:formula="of:=100-[.D9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OMP9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formula="of:=ABS(([.B10]-[.C10])/[.B10]*100)" office:value-type="float" office:value="6" calcext:value-type="float">
            <text:p>6</text:p>
          </table:table-cell>
          <table:table-cell table:formula="of:=100-[.D10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COMP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ABS(([.B11]-[.C11])/[.B11]*100)" office:value-type="float" office:value="10" calcext:value-type="float">
            <text:p>10</text:p>
          </table:table-cell>
          <table:table-cell table:formula="of:=100-[.D11]" office:value-type="float" office:value="90" calcext:value-type="float">
            <text:p>90</text:p>
          </table:table-cell>
        </table:table-row>
      </table:table>
      <table:table table:name="term_creation_evaluation" table:style-name="ta1">
        <table:shapes>
          <draw:frame draw:z-index="0" draw:style-name="gr1" draw:text-style-name="P1" svg:width="15.997cm" svg:height="9.004cm" svg:x="12.913cm" svg:y="4.011cm">
            <draw:object draw:notify-on-update-of-ranges="term_creation_evaluation.A2:term_creation_evaluation.A11 term_creation_evaluation.B2:term_creation_evaluation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TT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TT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TT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TT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10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erm_audit_evaluation" table:style-name="ta1">
        <table:shapes>
          <draw:frame draw:z-index="0" draw:style-name="gr1" draw:text-style-name="P1" svg:width="15.997cm" svg:height="9.004cm" svg:x="14.373cm" svg:y="3.48cm">
            <draw:object draw:notify-on-update-of-ranges="term_audit_evaluation.A2:term_audit_evaluation.A11 term_audit_evaluation.B2:term_audit_evaluation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TA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TTA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TTA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TA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TTA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TTA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TTA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TTA10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obligation_create_evaluation" table:style-name="ta1">
        <table:shapes>
          <draw:frame draw:z-index="0" draw:style-name="gr1" draw:text-style-name="P1" svg:width="15.999cm" svg:height="8.999cm" svg:x="16.565cm" svg:y="4.03cm">
            <draw:object draw:notify-on-update-of-ranges="obligation_create_evaluation.A2:obligation_create_evaluation.A11 obligation_create_evaluation.B2:obligation_create_evaluation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TO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TO10</text:p>
          </table:table-cell>
          <table:table-cell office:value-type="float" office:value="59" calcext:value-type="float">
            <text:p>59</text:p>
          </table:table-cell>
        </table:table-row>
      </table:table>
      <table:table table:name="Contract_total_time_milliseconds" table:style-name="ta1">
        <table:table-column table:style-name="co1" table:number-columns-repeated="6" table:default-cell-style-name="ce5"/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360 (839b)</text:p>
          </table:table-cell>
          <table:table-cell office:value-type="string" calcext:value-type="string">
            <text:p>168 (603b)</text:p>
          </table:table-cell>
          <table:table-cell office:value-type="string" calcext:value-type="string">
            <text:p>87 (429b)</text:p>
          </table:table-cell>
          <table:table-cell office:value-type="string" calcext:value-type="string">
            <text:p>187 (630b)</text:p>
          </table:table-cell>
          <table:table-cell office:value-type="string" calcext:value-type="string">
            <text:p>155 (413b)</text:p>
          </table:table-cell>
          <table:table-cell office:value-type="string" calcext:value-type="string">
            <text:p>957 (2914b)</text:p>
          </table:table-cell>
        </table:table-row>
        <table:table-row table:style-name="ro1">
          <table:table-cell office:value-type="string" calcext:value-type="string">
            <text:p>139 (839b)</text:p>
          </table:table-cell>
          <table:table-cell office:value-type="string" calcext:value-type="string">
            <text:p>205 (608b)</text:p>
          </table:table-cell>
          <table:table-cell office:value-type="string" calcext:value-type="string">
            <text:p>84 (423b)</text:p>
          </table:table-cell>
          <table:table-cell office:value-type="string" calcext:value-type="string">
            <text:p>252 (640b)</text:p>
          </table:table-cell>
          <table:table-cell office:value-type="string" calcext:value-type="string">
            <text:p>184 (434b)</text:p>
          </table:table-cell>
          <table:table-cell office:value-type="string" calcext:value-type="string">
            <text:p>864 (2944b)</text:p>
          </table:table-cell>
        </table:table-row>
        <table:table-row table:style-name="ro1">
          <table:table-cell office:value-type="string" calcext:value-type="string">
            <text:p>120 (839b)</text:p>
          </table:table-cell>
          <table:table-cell office:value-type="string" calcext:value-type="string">
            <text:p>149 (605b)</text:p>
          </table:table-cell>
          <table:table-cell office:value-type="string" calcext:value-type="string">
            <text:p>78 (426b)</text:p>
          </table:table-cell>
          <table:table-cell office:value-type="string" calcext:value-type="string">
            <text:p>209 (638b)</text:p>
          </table:table-cell>
          <table:table-cell office:value-type="string" calcext:value-type="string">
            <text:p>213 (439b)</text:p>
          </table:table-cell>
          <table:table-cell office:value-type="string" calcext:value-type="string">
            <text:p>769 (2947b)</text:p>
          </table:table-cell>
        </table:table-row>
        <table:table-row table:style-name="ro1">
          <table:table-cell office:value-type="string" calcext:value-type="string">
            <text:p>103 (845b)</text:p>
          </table:table-cell>
          <table:table-cell office:value-type="string" calcext:value-type="string">
            <text:p>173 (584b)</text:p>
          </table:table-cell>
          <table:table-cell office:value-type="string" calcext:value-type="string">
            <text:p>80 (435b)</text:p>
          </table:table-cell>
          <table:table-cell office:value-type="string" calcext:value-type="string">
            <text:p>206 (630b)</text:p>
          </table:table-cell>
          <table:table-cell office:value-type="string" calcext:value-type="string">
            <text:p>146 (430b)</text:p>
          </table:table-cell>
          <table:table-cell office:value-type="string" calcext:value-type="string">
            <text:p>708 (2924b)</text:p>
          </table:table-cell>
        </table:table-row>
        <table:table-row table:style-name="ro1">
          <table:table-cell office:value-type="string" calcext:value-type="string">
            <text:p>105 (845b)</text:p>
          </table:table-cell>
          <table:table-cell office:value-type="string" calcext:value-type="string">
            <text:p>142 (597b)</text:p>
          </table:table-cell>
          <table:table-cell office:value-type="string" calcext:value-type="string">
            <text:p>85 (429b)</text:p>
          </table:table-cell>
          <table:table-cell office:value-type="string" calcext:value-type="string">
            <text:p>211 (640b)</text:p>
          </table:table-cell>
          <table:table-cell office:value-type="string" calcext:value-type="string">
            <text:p>211 (430b)</text:p>
          </table:table-cell>
          <table:table-cell office:value-type="string" calcext:value-type="string">
            <text:p>754 (2941b)</text:p>
          </table:table-cell>
        </table:table-row>
        <table:table-row table:style-name="ro1">
          <table:table-cell office:value-type="string" calcext:value-type="string">
            <text:p>126 (845b)</text:p>
          </table:table-cell>
          <table:table-cell office:value-type="string" calcext:value-type="string">
            <text:p>197 (605b)</text:p>
          </table:table-cell>
          <table:table-cell office:value-type="string" calcext:value-type="string">
            <text:p>130 (435b)</text:p>
          </table:table-cell>
          <table:table-cell office:value-type="string" calcext:value-type="string">
            <text:p>190 (640b)</text:p>
          </table:table-cell>
          <table:table-cell office:value-type="string" calcext:value-type="string">
            <text:p>167 (438b)</text:p>
          </table:table-cell>
          <table:table-cell office:value-type="string" calcext:value-type="string">
            <text:p>810 (2963b)</text:p>
          </table:table-cell>
        </table:table-row>
        <table:table-row table:style-name="ro1">
          <table:table-cell office:value-type="string" calcext:value-type="string">
            <text:p>167 (845b)</text:p>
          </table:table-cell>
          <table:table-cell office:value-type="string" calcext:value-type="string">
            <text:p>157 (618b)</text:p>
          </table:table-cell>
          <table:table-cell office:value-type="string" calcext:value-type="string">
            <text:p>86 (429b)</text:p>
          </table:table-cell>
          <table:table-cell office:value-type="string" calcext:value-type="string">
            <text:p>211 (630b)</text:p>
          </table:table-cell>
          <table:table-cell office:value-type="string" calcext:value-type="string">
            <text:p>156 (438b)</text:p>
          </table:table-cell>
          <table:table-cell office:value-type="string" calcext:value-type="string">
            <text:p>777 (2990b)</text:p>
          </table:table-cell>
        </table:table-row>
        <table:table-row table:style-name="ro1">
          <table:table-cell office:value-type="string" calcext:value-type="string">
            <text:p>147 (845b)</text:p>
          </table:table-cell>
          <table:table-cell office:value-type="string" calcext:value-type="string">
            <text:p>154 (585b)</text:p>
          </table:table-cell>
          <table:table-cell office:value-type="string" calcext:value-type="string">
            <text:p>96 (426b)</text:p>
          </table:table-cell>
          <table:table-cell office:value-type="string" calcext:value-type="string">
            <text:p>171 (630b)</text:p>
          </table:table-cell>
          <table:table-cell office:value-type="string" calcext:value-type="string">
            <text:p>148 (431b)</text:p>
          </table:table-cell>
          <table:table-cell office:value-type="string" calcext:value-type="string">
            <text:p>716 (2917b)</text:p>
          </table:table-cell>
        </table:table-row>
        <table:table-row table:style-name="ro1">
          <table:table-cell office:value-type="string" calcext:value-type="string">
            <text:p>96 (845b)</text:p>
          </table:table-cell>
          <table:table-cell office:value-type="string" calcext:value-type="string">
            <text:p>149 (586b)</text:p>
          </table:table-cell>
          <table:table-cell office:value-type="string" calcext:value-type="string">
            <text:p>118 (422b)</text:p>
          </table:table-cell>
          <table:table-cell office:value-type="string" calcext:value-type="string">
            <text:p>182 (630b)</text:p>
          </table:table-cell>
          <table:table-cell office:value-type="string" calcext:value-type="string">
            <text:p>140 (434b)</text:p>
          </table:table-cell>
          <table:table-cell office:value-type="string" calcext:value-type="string">
            <text:p>685 (2927b)</text:p>
          </table:table-cell>
        </table:table-row>
        <table:table-row table:style-name="ro1">
          <table:table-cell office:value-type="string" calcext:value-type="string">
            <text:p>122 (845b)</text:p>
          </table:table-cell>
          <table:table-cell office:value-type="string" calcext:value-type="string">
            <text:p>159 (587b)</text:p>
          </table:table-cell>
          <table:table-cell office:value-type="string" calcext:value-type="string">
            <text:p>112 (418b)</text:p>
          </table:table-cell>
          <table:table-cell office:value-type="string" calcext:value-type="string">
            <text:p>193 (640b)</text:p>
          </table:table-cell>
          <table:table-cell office:value-type="string" calcext:value-type="string">
            <text:p>145 (432b)</text:p>
          </table:table-cell>
          <table:table-cell office:value-type="string" calcext:value-type="string">
            <text:p>731 (2922b)</text:p>
          </table:table-cell>
        </table:table-row>
      </table:table>
      <table:table table:name="obligation_audit_evaluation" table:style-name="ta1">
        <table:shapes>
          <draw:frame draw:z-index="0" draw:style-name="gr1" draw:text-style-name="P1" svg:width="15.997cm" svg:height="9.005cm" svg:x="13.051cm" svg:y="3.851cm">
            <draw:object draw:notify-on-update-of-ranges="obligation_audit_evaluation.A2:obligation_audit_evaluation.A11 obligation_audit_evaluation.B2:obligation_audit_evaluation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CTOA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TOA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TOA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TOA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TOA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TOA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TOA10</text:p>
          </table:table-cell>
          <table:table-cell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0:57:14.954053225</meta:creation-date>
    <dc:date>2023-06-05T10:34:40.616471456</dc:date>
    <meta:editing-duration>P1DT5H56M29S</meta:editing-duration>
    <meta:editing-cycles>57</meta:editing-cycles>
    <meta:generator>LibreOffice/7.3.7.2$Linux_X86_64 LibreOffice_project/30$Build-2</meta:generator>
    <meta:document-statistic meta:table-count="10" meta:cell-count="399" meta:object-count="9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reation_evaluation.A1:creation_evaluation.A11 creation_evaluation.C2:creation_evaluation.C11" chart:data-source-has-labels="both" svg:x="1.33cm" svg:y="0.18cm" svg:width="14.349cm" svg:height="8.646cm">
          <chart:coordinate-region svg:x="1.951cm" svg:y="0.38cm" svg:width="13.263cm" svg:height="7.799cm"/>
          <chart:axis chart:dimension="x" chart:name="primary-x" chart:style-name="ch3" chartooo:axis-type="auto">
            <chartooo:date-scale/>
            <chart:categories table:cell-range-address="creation_evaluation.A2:creation_evaluation.A11"/>
          </chart:axis>
          <chart:axis chart:dimension="y" chart:name="primary-y" chart:style-name="ch3">
            <chart:title svg:x="0.451cm" svg:y="5.804cm" chart:style-name="ch4">
              <text:p>Time (in minutes)</text:p>
            </chart:title>
            <chart:grid chart:style-name="ch5" chart:class="major"/>
          </chart:axis>
          <chart:series chart:style-name="ch6" chart:values-cell-range-address="creation_evaluation.C2:creation_evaluation.C11" chart:label-cell-address="creation_evaluation.A1:creation_evaluation.A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</text:p>
                <draw:g>
                  <svg:desc>creation_evaluation.A1:creation_evaluation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TI1</text:p>
                <draw:g>
                  <svg:desc>creation_evaluation.A2:creation_evaluation.A11</svg:desc>
                </draw:g>
              </table:table-cell>
              <table:table-cell office:value-type="float" office:value="3.93">
                <text:p>3.93</text:p>
                <draw:g>
                  <svg:desc>creation_evaluation.C2:creation_evaluation.C11</svg:desc>
                </draw:g>
              </table:table-cell>
            </table:table-row>
            <table:table-row>
              <table:table-cell office:value-type="string">
                <text:p>CTI2</text:p>
              </table:table-cell>
              <table:table-cell office:value-type="float" office:value="5.917">
                <text:p>5.917</text:p>
              </table:table-cell>
            </table:table-row>
            <table:table-row>
              <table:table-cell office:value-type="string">
                <text:p>CTI3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string">
                <text:p>CTI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CTI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CTI6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CTI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CTI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CTI9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CTI10</text:p>
              </table:table-cell>
              <table:table-cell office:value-type="float" office:value="9.58">
                <text:p>9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compliance_evaluation.A2:compliance_evaluation.A11 compliance_evaluation.C2:compliance_evaluation.C11" chart:data-source-has-labels="column" svg:x="1.33cm" svg:y="0.18cm" svg:width="14.349cm" svg:height="8.646cm">
          <chart:coordinate-region svg:x="1.939cm" svg:y="0.38cm" svg:width="13.037cm" svg:height="7.799cm"/>
          <chart:axis chart:dimension="x" chart:name="primary-x" chart:style-name="ch3" chartooo:axis-type="auto">
            <chartooo:date-scale/>
            <chart:categories table:cell-range-address="compliance_evaluation.A2:compliance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compliance_evaluation.C2:compliance_evaluation.C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MP1</text:p>
                <draw:g>
                  <svg:desc>compliance_evaluation.A2:compliance_evaluation.A11</svg:desc>
                </draw:g>
              </table:table-cell>
              <table:table-cell office:value-type="float" office:value="5.1">
                <text:p>5.1</text:p>
                <draw:g>
                  <svg:desc>compliance_evaluation.C2:compliance_evaluation.C11</svg:desc>
                </draw:g>
              </table:table-cell>
            </table:table-row>
            <table:table-row>
              <table:table-cell office:value-type="string">
                <text:p>COMP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COMP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COMP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COMP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MP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COMP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COMP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COMP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COMP10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audit_evaluation.A2:audit_evaluation.A11 audit_evaluation.C2:audit_evaluation.C11" chart:data-source-has-labels="column" svg:x="1.33cm" svg:y="0.18cm" svg:width="14.349cm" svg:height="8.645cm">
          <chart:coordinate-region svg:x="1.951cm" svg:y="0.38cm" svg:width="13.197cm" svg:height="7.798cm"/>
          <chart:axis chart:dimension="x" chart:name="primary-x" chart:style-name="ch3" chartooo:axis-type="auto">
            <chartooo:date-scale/>
            <chart:categories table:cell-range-address="audit_evaluation.A2:audit_evaluation.A11"/>
          </chart:axis>
          <chart:axis chart:dimension="y" chart:name="primary-y" chart:style-name="ch3">
            <chart:title svg:x="0.451cm" svg:y="5.803cm" chart:style-name="ch4">
              <text:p>Time (in minutes)</text:p>
            </chart:title>
            <chart:grid chart:style-name="ch5" chart:class="major"/>
          </chart:axis>
          <chart:series chart:style-name="ch6" chart:values-cell-range-address="audit_evaluation.C2:audit_evaluation.C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TA1</text:p>
                <draw:g>
                  <svg:desc>audit_evaluation.A2:audit_evaluation.A11</svg:desc>
                </draw:g>
              </table:table-cell>
              <table:table-cell office:value-type="float" office:value="3.97">
                <text:p>3.97</text:p>
                <draw:g>
                  <svg:desc>audit_evaluation.C2:audit_evaluation.C11</svg:desc>
                </draw:g>
              </table:table-cell>
            </table:table-row>
            <table:table-row>
              <table:table-cell office:value-type="string">
                <text:p>CTA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CTA3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CTA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CTA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CTA6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CTA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TA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CTA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CTA10</text:p>
              </table:table-cell>
              <table:table-cell office:value-type="float" office:value="9.85">
                <text:p>9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creation_evaluation.A2:term_creation_evaluation.B11" chart:data-source-has-labels="column" svg:x="1.33cm" svg:y="0.18cm" svg:width="14.349cm" svg:height="8.645cm">
          <chart:coordinate-region svg:x="1.951cm" svg:y="0.379cm" svg:width="13.211cm" svg:height="7.799cm"/>
          <chart:axis chart:dimension="x" chart:name="primary-x" chart:style-name="ch3" chartooo:axis-type="auto">
            <chartooo:date-scale/>
            <chart:categories table:cell-range-address="term_creation_evaluation.A2:term_creation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creation_evaluation.B2:term_creation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1</text:p>
                <draw:g>
                  <svg:desc>term_creation_evaluation.A2:term_creation_evaluation.A11</svg:desc>
                </draw:g>
              </table:table-cell>
              <table:table-cell office:value-type="float" office:value="35">
                <text:p>35</text:p>
                <draw:g>
                  <svg:desc>term_creation_evaluation.B2:term_creation_evaluation.B11</svg:desc>
                </draw:g>
              </table:table-cell>
            </table:table-row>
            <table:table-row>
              <table:table-cell office:value-type="string">
                <text:p>CTT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TT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TT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TT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TT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TT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10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term_audit_evaluation.A2:term_audit_evaluation.B11" chart:data-source-has-labels="column" svg:x="1.33cm" svg:y="0.18cm" svg:width="14.349cm" svg:height="8.645cm">
          <chart:coordinate-region svg:x="1.951cm" svg:y="0.379cm" svg:width="13.092cm" svg:height="7.799cm"/>
          <chart:axis chart:dimension="x" chart:name="primary-x" chart:style-name="ch3" chartooo:axis-type="auto">
            <chartooo:date-scale/>
            <chart:categories table:cell-range-address="term_audit_evaluation.A2:term_audit_evaluation.A11"/>
          </chart:axis>
          <chart:axis chart:dimension="y" chart:name="primary-y" chart:style-name="ch3">
            <chart:title svg:x="0.451cm" svg:y="5.842cm" chart:style-name="ch4">
              <text:p>Time (in seconds)</text:p>
            </chart:title>
            <chart:grid chart:style-name="ch5" chart:class="major"/>
          </chart:axis>
          <chart:series chart:style-name="ch6" chart:values-cell-range-address="term_audit_evaluation.B2:term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TA1</text:p>
                <draw:g>
                  <svg:desc>term_audit_evaluation.A2:term_audit_evaluation.A11</svg:desc>
                </draw:g>
              </table:table-cell>
              <table:table-cell office:value-type="float" office:value="40">
                <text:p>40</text:p>
                <draw:g>
                  <svg:desc>term_audit_evaluation.B2:term_audit_evaluation.B11</svg:desc>
                </draw:g>
              </table:table-cell>
            </table:table-row>
            <table:table-row>
              <table:table-cell office:value-type="string">
                <text:p>CTTA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TTA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TA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TTA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TTA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TTA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TTA10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bligation_create_evaluation.A2:obligation_create_evaluation.B11" chart:data-source-has-labels="column" svg:x="1.331cm" svg:y="0.18cm" svg:width="14.349cm" svg:height="8.64cm">
          <chart:coordinate-region svg:x="1.952cm" svg:y="0.379cm" svg:width="13.184cm" svg:height="7.794cm"/>
          <chart:axis chart:dimension="x" chart:name="primary-x" chart:style-name="ch3" chartooo:axis-type="auto">
            <chartooo:date-scale/>
            <chart:categories table:cell-range-address="obligation_create_evaluation.A2:obligation_create_evaluation.A11"/>
          </chart:axis>
          <chart:axis chart:dimension="y" chart:name="primary-y" chart:style-name="ch3">
            <chart:title svg:x="0.451cm" svg:y="5.84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create_evaluation.B2:obligation_create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1</text:p>
                <draw:g>
                  <svg:desc>obligation_create_evaluation.A2:obligation_create_evaluation.A11</svg:desc>
                </draw:g>
              </table:table-cell>
              <table:table-cell office:value-type="float" office:value="49">
                <text:p>49</text:p>
                <draw:g>
                  <svg:desc>obligation_create_evaluation.B2:obligation_create_evaluation.B11</svg:desc>
                </draw:g>
              </table:table-cell>
            </table:table-row>
            <table:table-row>
              <table:table-cell office:value-type="string">
                <text:p>CTO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TO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TO1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obligation_audit_evaluation.A2:obligation_audit_evaluation.B11" chart:data-source-has-labels="column" svg:x="1.33cm" svg:y="0.18cm" svg:width="14.349cm" svg:height="8.646cm">
          <chart:coordinate-region svg:x="1.951cm" svg:y="0.379cm" svg:width="13.065cm" svg:height="7.8cm"/>
          <chart:axis chart:dimension="x" chart:name="primary-x" chart:style-name="ch3" chartooo:axis-type="auto">
            <chartooo:date-scale/>
            <chart:categories table:cell-range-address="obligation_audit_evaluation.A2:obligation_audit_evaluation.A11"/>
          </chart:axis>
          <chart:axis chart:dimension="y" chart:name="primary-y" chart:style-name="ch3">
            <chart:title svg:x="0.451cm" svg:y="5.843cm" chart:style-name="ch4">
              <text:p>Time (in seconds)</text:p>
            </chart:title>
            <chart:grid chart:style-name="ch5" chart:class="major"/>
          </chart:axis>
          <chart:series chart:style-name="ch6" chart:values-cell-range-address="obligation_audit_evaluation.B2:obligation_audit_evaluation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TOA1</text:p>
                <draw:g>
                  <svg:desc>obligation_audit_evaluation.A2:obligation_audit_evaluation.A11</svg:desc>
                </draw:g>
              </table:table-cell>
              <table:table-cell office:value-type="float" office:value="55">
                <text:p>55</text:p>
                <draw:g>
                  <svg:desc>obligation_audit_evaluation.B2:obligation_audit_evaluation.B11</svg:desc>
                </draw:g>
              </table:table-cell>
            </table:table-row>
            <table:table-row>
              <table:table-cell office:value-type="string">
                <text:p>CTOA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TOA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TOA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TOA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TOA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TOA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TOA1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Accuracy Comparison</text:p>
        </chart:title>
        <chart:legend chart:legend-position="top" svg:x="3.359cm" svg:y="1.28cm" style:legend-expansion="wide" chart:style-name="ch3"/>
        <chart:plot-area chart:style-name="ch4" table:cell-range-address="accuracy_comparison.A1:accuracy_comparison.C11" chart:data-source-has-labels="row" svg:x="1.331cm" svg:y="2.058cm" svg:width="14.349cm" svg:height="6.762cm">
          <chart:coordinate-region svg:x="2.138cm" svg:y="2.257cm" svg:width="13.542cm" svg:height="5.916cm"/>
          <chart:axis chart:dimension="x" chart:name="primary-x" chart:style-name="ch5"/>
          <chart:axis chart:dimension="y" chart:name="primary-y" chart:style-name="ch6">
            <chart:title svg:x="0.451cm" svg:y="6.449cm" chart:style-name="ch7">
              <text:p>Accuracy (%)</text:p>
            </chart:title>
            <chart:grid chart:style-name="ch8" chart:class="major"/>
          </chart:axis>
          <chart:series chart:style-name="ch9" chart:values-cell-range-address="accuracy_comparison.A2:accuracy_comparison.A11" chart:label-cell-address="accuracy_comparison.A1:accuracy_comparison.A1" chart:class="chart:bar">
            <chart:data-point chart:repeated="10"/>
          </chart:series>
          <chart:series chart:style-name="ch10" chart:values-cell-range-address="accuracy_comparison.B2:accuracy_comparison.B11" chart:label-cell-address="accuracy_comparison.B1:accuracy_comparison.B1" chart:class="chart:bar">
            <chart:data-point chart:repeated="10"/>
          </chart:series>
          <chart:series chart:style-name="ch11" chart:values-cell-range-address="accuracy_comparison.C2:accuracy_comparison.C11" chart:label-cell-address="accuracy_comparison.C1:accuracy_comparison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act create</text:p>
                <draw:g>
                  <svg:desc>accuracy_comparison.A1:accuracy_comparison.A1</svg:desc>
                </draw:g>
              </table:table-cell>
              <table:table-cell office:value-type="string">
                <text:p>Contract audit</text:p>
                <draw:g>
                  <svg:desc>accuracy_comparison.B1:accuracy_comparison.B1</svg:desc>
                </draw:g>
              </table:table-cell>
              <table:table-cell office:value-type="string">
                <text:p>Contract compliance</text:p>
                <draw:g>
                  <svg:desc>accuracy_comparison.C1:accuracy_compari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25">
                <text:p>98.25</text:p>
                <draw:g>
                  <svg:desc>accuracy_comparison.A2:accuracy_comparison.A11</svg:desc>
                </draw:g>
              </table:table-cell>
              <table:table-cell office:value-type="float" office:value="99.25">
                <text:p>99.25</text:p>
                <draw:g>
                  <svg:desc>accuracy_comparison.B2:accuracy_comparison.B11</svg:desc>
                </draw:g>
              </table:table-cell>
              <table:table-cell office:value-type="float" office:value="98">
                <text:p>98</text:p>
                <draw:g>
                  <svg:desc>accuracy_comparison.C2:accuracy_comparison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925">
                <text:p>97.92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575">
                <text:p>89.575</text:p>
              </table:table-cell>
              <table:table-cell office:value-type="float" office:value="89.75">
                <text:p>89.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7.5">
                <text:p>97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25">
                <text:p>91.25</text:p>
              </table:table-cell>
              <table:table-cell office:value-type="float" office:value="97.5">
                <text:p>97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.25">
                <text:p>83.25</text:p>
              </table:table-cell>
              <table:table-cell office:value-type="float" office:value="89.5">
                <text:p>89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87.5">
                <text:p>87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75">
                <text:p>92.75</text:p>
              </table:table-cell>
              <table:table-cell office:value-type="float" office:value="97.5">
                <text:p>97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25">
                <text:p>86.25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88.75">
                <text:p>88.7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stroke-dash="Dash_5f_5f_5f_20_5f_5f_5f_Dot_5f_5f_5f_20_5f_5f_5f_4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54cm" svg:height="13.151cm" xlink:href=".." xlink:type="simple" chart:class="chart:bar" chart:style-name="ch1">
        <chart:title svg:x="2.702cm" svg:y="0.399cm" chart:style-name="ch2">
          <text:p>Contract Create, Audit, and Compliance Accuracy Comparison</text:p>
        </chart:title>
        <chart:legend chart:legend-position="top" svg:x="6.36cm" svg:y="1.363cm" style:legend-expansion="wide" chart:style-name="ch3"/>
        <chart:plot-area chart:style-name="ch4" table:cell-range-address="accuracy_comparison_2.B1:accuracy_comparison_2.K4 accuracy_comparison_2.A2:accuracy_comparison_2.A4" chart:data-source-has-labels="both" svg:x="1.37cm" svg:y="2.224cm" svg:width="16.225cm" svg:height="10.664cm">
          <chart:coordinate-region svg:x="2.177cm" svg:y="2.423cm" svg:width="15.418cm" svg:height="8.663cm"/>
          <chart:axis chart:dimension="x" chart:name="primary-x" chart:style-name="ch5" chartooo:axis-type="auto">
            <chartooo:date-scale/>
            <chart:categories table:cell-range-address="accuracy_comparison_2.B1:accuracy_comparison_2.K1"/>
          </chart:axis>
          <chart:axis chart:dimension="y" chart:name="primary-y" chart:style-name="ch6">
            <chart:title svg:x="0.451cm" svg:y="8.566cm" chart:style-name="ch7">
              <text:p>Accuracy (%)</text:p>
            </chart:title>
            <chart:grid chart:style-name="ch8" chart:class="major"/>
          </chart:axis>
          <chart:series chart:style-name="ch9" chart:values-cell-range-address="accuracy_comparison_2.B2:accuracy_comparison_2.K2" chart:label-cell-address="accuracy_comparison_2.A2:accuracy_comparison_2.A2" chart:class="chart:bar">
            <chart:data-point chart:repeated="10"/>
          </chart:series>
          <chart:series chart:style-name="ch10" chart:values-cell-range-address="accuracy_comparison_2.B3:accuracy_comparison_2.K3" chart:label-cell-address="accuracy_comparison_2.A3:accuracy_comparison_2.A3" chart:class="chart:bar">
            <chart:data-point chart:repeated="10"/>
          </chart:series>
          <chart:series chart:style-name="ch11" chart:values-cell-range-address="accuracy_comparison_2.B4:accuracy_comparison_2.K4" chart:label-cell-address="accuracy_comparison_2.A4:accuracy_comparison_2.A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 1</text:p>
                <draw:g>
                  <svg:desc>accuracy_comparison_2.B1:accuracy_comparison_2.K1</svg:desc>
                </draw:g>
              </table:table-cell>
              <table:table-cell office:value-type="string">
                <text:p>Instance 2</text:p>
              </table:table-cell>
              <table:table-cell office:value-type="string">
                <text:p>Instance 3</text:p>
              </table:table-cell>
              <table:table-cell office:value-type="string">
                <text:p>Instance 4</text:p>
              </table:table-cell>
              <table:table-cell office:value-type="string">
                <text:p>Instance 5</text:p>
              </table:table-cell>
              <table:table-cell office:value-type="string">
                <text:p>Instance 6</text:p>
              </table:table-cell>
              <table:table-cell office:value-type="string">
                <text:p>Instance 7</text:p>
              </table:table-cell>
              <table:table-cell office:value-type="string">
                <text:p>Instance 8</text:p>
              </table:table-cell>
              <table:table-cell office:value-type="string">
                <text:p>Instance 9</text:p>
              </table:table-cell>
              <table:table-cell office:value-type="string">
                <text:p>Instance 10</text:p>
              </table:table-cell>
            </table:table-row>
          </table:table-header-rows>
          <table:table-rows>
            <table:table-row>
              <table:table-cell office:value-type="string">
                <text:p>Create</text:p>
                <draw:g>
                  <svg:desc>accuracy_comparison_2.A2:accuracy_comparison_2.A2</svg:desc>
                </draw:g>
              </table:table-cell>
              <table:table-cell office:value-type="float" office:value="98.25">
                <text:p>98.25</text:p>
                <draw:g>
                  <svg:desc>accuracy_comparison_2.B2:accuracy_comparison_2.K2</svg:desc>
                </draw:g>
              </table:table-cell>
              <table:table-cell office:value-type="float" office:value="97.925">
                <text:p>97.925</text:p>
              </table:table-cell>
              <table:table-cell office:value-type="float" office:value="89.575">
                <text:p>89.575</text:p>
              </table:table-cell>
              <table:table-cell office:value-type="float" office:value="95">
                <text:p>95</text:p>
              </table:table-cell>
              <table:table-cell office:value-type="float" office:value="91.25">
                <text:p>91.25</text:p>
              </table:table-cell>
              <table:table-cell office:value-type="float" office:value="83.25">
                <text:p>83.25</text:p>
              </table:table-cell>
              <table:table-cell office:value-type="float" office:value="79">
                <text:p>79</text:p>
              </table:table-cell>
              <table:table-cell office:value-type="float" office:value="92.75">
                <text:p>92.75</text:p>
              </table:table-cell>
              <table:table-cell office:value-type="float" office:value="86.25">
                <text:p>86.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Audit</text:p>
                <draw:g>
                  <svg:desc>accuracy_comparison_2.A3:accuracy_comparison_2.A3</svg:desc>
                </draw:g>
              </table:table-cell>
              <table:table-cell office:value-type="float" office:value="99.25">
                <text:p>99.25</text:p>
                <draw:g>
                  <svg:desc>accuracy_comparison_2.B3:accuracy_comparison_2.K3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89.75">
                <text:p>89.75</text:p>
              </table:table-cell>
              <table:table-cell office:value-type="float" office:value="97.5">
                <text:p>97.5</text:p>
              </table:table-cell>
              <table:table-cell office:value-type="float" office:value="97.5">
                <text:p>97.5</text:p>
              </table:table-cell>
              <table:table-cell office:value-type="float" office:value="89.5">
                <text:p>89.5</text:p>
              </table:table-cell>
              <table:table-cell office:value-type="float" office:value="87.5">
                <text:p>87.5</text:p>
              </table:table-cell>
              <table:table-cell office:value-type="float" office:value="97.5">
                <text:p>97.5</text:p>
              </table:table-cell>
              <table:table-cell office:value-type="float" office:value="90">
                <text:p>90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Compliance</text:p>
                <draw:g>
                  <svg:desc>accuracy_comparison_2.A4:accuracy_comparison_2.A4</svg:desc>
                </draw:g>
              </table:table-cell>
              <table:table-cell office:value-type="float" office:value="98">
                <text:p>98</text:p>
                <draw:g>
                  <svg:desc>accuracy_comparison_2.B4:accuracy_comparison_2.K4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